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 fo:border="0.002cm solid #000000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02cm solid #000000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ce8"/>
        <table:table-column table:style-name="co5" table:default-cell-style-name="ce2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0" table:number-columns-repeated="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2-16_08-40-06_000.jpg</text:p>
          </table:table-cell>
          <table:table-cell table:style-name="ce9" office:value-type="string">
            <text:p>:PHOTO 面白いもの / @自室、机上 / 光の模様、プラスチックのシート</text:p>
          </table:table-cell>
          <table:table-cell table:style-name="ce8"/>
          <table:table-cell/>
          <table:table-cell table:formula="of:=IF([.E2]=&quot;&quot;;[.C2];CONCATENATE([.C2];&quot; / &quot;;[.E2]))" office:value-type="string" office:string-value=":PHOTO 面白いもの / @自室、机上 / 光の模様、プラスチックのシート">
            <text:p>:PHOTO 面白いもの / @自室、机上 / 光の模様、プラスチックのシート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office:value-type="string">
            <text:p>2019-02-16_08-40-22_000.jpg</text:p>
          </table:table-cell>
          <table:table-cell table:style-name="ce9" office:value-type="string">
            <text:p>:PHOTO 面白いもの / @自室、机上 / 光の模様、プラスチックのシート</text:p>
          </table:table-cell>
          <table:table-cell table:style-name="ce8"/>
          <table:table-cell/>
          <table:table-cell table:formula="of:=IF([.E3]=&quot;&quot;;[.C3];CONCATENATE([.C3];&quot; / &quot;;[.E3]))" office:value-type="string" office:string-value=":PHOTO 面白いもの / @自室、机上 / 光の模様、プラスチックのシート">
            <text:p>:PHOTO 面白いもの / @自室、机上 / 光の模様、プラスチックのシート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office:value-type="string">
            <text:p>2019-02-16_08-40-36_000.jpg</text:p>
          </table:table-cell>
          <table:table-cell table:style-name="ce9" office:value-type="string">
            <text:p>:PHOTO 面白いもの / @自室、机上 / 光の模様、プラスチックのシート</text:p>
          </table:table-cell>
          <table:table-cell table:style-name="ce8"/>
          <table:table-cell/>
          <table:table-cell table:formula="of:=IF([.E4]=&quot;&quot;;[.C4];CONCATENATE([.C4];&quot; / &quot;;[.E4]))" office:value-type="string" office:string-value=":PHOTO 面白いもの / @自室、机上 / 光の模様、プラスチックのシート">
            <text:p>:PHOTO 面白いもの / @自室、机上 / 光の模様、プラスチックのシート</text:p>
          </table:table-cell>
          <table:table-cell table:style-name="ce8"/>
          <table:table-cell table:style-name="ce20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office:value-type="string">
            <text:p>2019-02-16_08-40-58_000.jpg</text:p>
          </table:table-cell>
          <table:table-cell table:style-name="ce9" office:value-type="string">
            <text:p>:PHOTO 面白いもの / @自室、机上 / 光の模様、プラスチックのシート</text:p>
          </table:table-cell>
          <table:table-cell table:style-name="ce8"/>
          <table:table-cell/>
          <table:table-cell table:formula="of:=IF([.E5]=&quot;&quot;;[.C5];CONCATENATE([.C5];&quot; / &quot;;[.E5]))" office:value-type="string" office:string-value=":PHOTO 面白いもの / @自室、机上 / 光の模様、プラスチックのシート">
            <text:p>:PHOTO 面白いもの / @自室、机上 / 光の模様、プラスチックのシート</text:p>
          </table:table-cell>
          <table:table-cell table:style-name="ce8"/>
          <table:table-cell table:style-name="ce20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string">
            <text:p>2019-02-16_10-15-19_000.jpg</text:p>
          </table:table-cell>
          <table:table-cell table:style-name="ce9" office:value-type="string">
            <text:p>:m 食べた物　間食 / 味噌スープ</text:p>
          </table:table-cell>
          <table:table-cell table:style-name="ce8"/>
          <table:table-cell/>
          <table:table-cell table:formula="of:=IF([.E6]=&quot;&quot;;[.C6];CONCATENATE([.C6];&quot; / &quot;;[.E6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0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string">
            <text:p>2019-02-16_11-20-34_000.jpg</text:p>
          </table:table-cell>
          <table:table-cell table:style-name="ce9" office:value-type="string">
            <text:p>:m 食べた物</text:p>
          </table:table-cell>
          <table:table-cell table:style-name="ce8"/>
          <table:table-cell/>
          <table:table-cell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8"/>
          <table:table-cell table:style-name="ce20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7" office:value-type="string">
            <text:p>2019-02-16_12-04-12_000.jpg</text:p>
          </table:table-cell>
          <table:table-cell table:style-name="ce9" office:value-type="string">
            <text:p>:m 食べた物　間食 / 砂糖菓子</text:p>
          </table:table-cell>
          <table:table-cell table:style-name="ce8"/>
          <table:table-cell/>
          <table:table-cell table:formula="of:=IF([.E8]=&quot;&quot;;[.C8];CONCATENATE([.C8];&quot; / &quot;;[.E8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7" office:value-type="string">
            <text:p>2019-02-16_12-15-43_000.jpg</text:p>
          </table:table-cell>
          <table:table-cell table:style-name="ce5" office:value-type="string">
            <text:p>:m 食べた物　間食 / 砂糖菓子</text:p>
          </table:table-cell>
          <table:table-cell table:style-name="ce8"/>
          <table:table-cell/>
          <table:table-cell table:formula="of:=IF([.E9]=&quot;&quot;;[.C9];CONCATENATE([.C9];&quot; / &quot;;[.E9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7" office:value-type="string">
            <text:p>2019-02-16_12-18-15_000.jpg</text:p>
          </table:table-cell>
          <table:table-cell table:style-name="ce17" office:value-type="string">
            <text:p>:m 食べた物　間食 / 砂糖菓子</text:p>
          </table:table-cell>
          <table:table-cell table:style-name="ce8"/>
          <table:table-cell/>
          <table:table-cell table:formula="of:=IF([.E10]=&quot;&quot;;[.C10];CONCATENATE([.C10];&quot; / &quot;;[.E10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7" office:value-type="string">
            <text:p>2019-02-16_12-31-47_000.jpg</text:p>
          </table:table-cell>
          <table:table-cell table:style-name="ce9" office:value-type="string">
            <text:p>:m 食べた物　間食 / 砂糖菓子</text:p>
          </table:table-cell>
          <table:table-cell table:style-name="ce8"/>
          <table:table-cell/>
          <table:table-cell table:formula="of:=IF([.E11]=&quot;&quot;;[.C11];CONCATENATE([.C11];&quot; / &quot;;[.E11]))" office:value-type="string" office:string-value=":m 食べた物　間食 / 砂糖菓子">
            <text:p>:m 食べた物　間食 / 砂糖菓子</text:p>
          </table:table-cell>
          <table:table-cell table:style-name="ce8" office:value-type="string">
            <text:p>)</text:p>
          </table:table-cell>
          <table:table-cell table:style-name="ce20" office:value-type="string">
            <text:p>N-35-35-28.64 E-139-34-49.65</text:p>
          </table:table-cell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7" office:value-type="string">
            <text:p>2019-02-16_12-35-58_000.jpg</text:p>
          </table:table-cell>
          <table:table-cell table:style-name="ce9" office:value-type="string">
            <text:p>:m 食べた物　間食 / 砂糖菓子</text:p>
          </table:table-cell>
          <table:table-cell table:style-name="ce8"/>
          <table:table-cell/>
          <table:table-cell table:formula="of:=IF([.E12]=&quot;&quot;;[.C12];CONCATENATE([.C12];&quot; / &quot;;[.E12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7" office:value-type="string">
            <text:p>2019-02-16_12-37-42_000.jpg</text:p>
          </table:table-cell>
          <table:table-cell table:style-name="ce9" office:value-type="string">
            <text:p>:m 食べた物　間食 / 砂糖菓子</text:p>
          </table:table-cell>
          <table:table-cell table:style-name="ce8"/>
          <table:table-cell/>
          <table:table-cell table:formula="of:=IF([.E13]=&quot;&quot;;[.C13];CONCATENATE([.C13];&quot; / &quot;;[.E13]))" office:value-type="string" office:string-value=":m 食べた物　間食 / 砂糖菓子">
            <text:p>:m 食べた物　間食 / 砂糖菓子</text:p>
          </table:table-cell>
          <table:table-cell table:style-name="ce8"/>
          <table:table-cell table:style-name="ce20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7" office:value-type="string">
            <text:p>2019-02-16_13-42-53_000.jpg</text:p>
          </table:table-cell>
          <table:table-cell table:style-name="ce9" office:value-type="string">
            <text:p>:diary / diary / 20190211 / (K*C*)</text:p>
          </table:table-cell>
          <table:table-cell table:style-name="ce8"/>
          <table:table-cell/>
          <table:table-cell table:formula="of:=IF([.E14]=&quot;&quot;;[.C14];CONCATENATE([.C14];&quot; / &quot;;[.E14]))" office:value-type="string" office:string-value=":diary / diary / 20190211 / (K*C*)">
            <text:p>:diary / diary / 20190211 / (K*C*)</text:p>
          </table:table-cell>
          <table:table-cell table:style-name="ce8"/>
          <table:table-cell table:style-name="ce20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7" office:value-type="string">
            <text:p>2019-02-16_13-43-29_000.jpg</text:p>
          </table:table-cell>
          <table:table-cell table:style-name="ce5" office:value-type="string">
            <text:p>:m :lets / action activity / やること / 経済予測、やろう</text:p>
          </table:table-cell>
          <table:table-cell table:style-name="ce8"/>
          <table:table-cell/>
          <table:table-cell table:formula="of:=IF([.E15]=&quot;&quot;;[.C15];CONCATENATE([.C15];&quot; / &quot;;[.E15]))" office:value-type="string" office:string-value=":m :lets / action activity / やること / 経済予測、やろう">
            <text:p>:m :lets / action activity / やること / 経済予測、やろう</text:p>
          </table:table-cell>
          <table:table-cell table:style-name="ce8"/>
          <table:table-cell table:style-name="ce20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7" office:value-type="string">
            <text:p>2019-02-16_13-43-39_000.jpg</text:p>
          </table:table-cell>
          <table:table-cell table:style-name="ce5" office:value-type="string">
            <text:p>:m :th / 学びたい / 経済予測、相場予測</text:p>
          </table:table-cell>
          <table:table-cell table:style-name="ce8"/>
          <table:table-cell/>
          <table:table-cell table:formula="of:=IF([.E16]=&quot;&quot;;[.C16];CONCATENATE([.C16];&quot; / &quot;;[.E16]))" office:value-type="string" office:string-value=":m :th / 学びたい / 経済予測、相場予測">
            <text:p>:m :th / 学びたい / 経済予測、相場予測</text:p>
          </table:table-cell>
          <table:table-cell table:style-name="ce8"/>
          <table:table-cell table:style-name="ce20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7" office:value-type="string">
            <text:p>2019-02-16_13-44-00_000.jpg</text:p>
          </table:table-cell>
          <table:table-cell table:style-name="ce9" office:value-type="string">
            <text:p>:m to-write / diary / DONE</text:p>
          </table:table-cell>
          <table:table-cell table:style-name="ce8"/>
          <table:table-cell/>
          <table:table-cell table:formula="of:=IF([.E17]=&quot;&quot;;[.C17];CONCATENATE([.C17];&quot; / &quot;;[.E17]))" office:value-type="string" office:string-value=":m to-write / diary / DONE">
            <text:p>:m to-write / diary / DONE</text:p>
          </table:table-cell>
          <table:table-cell table:style-name="ce8"/>
          <table:table-cell table:style-name="ce20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8" office:value-type="string">
            <text:p>2019-02-16_15-24-50_000.png</text:p>
          </table:table-cell>
          <table:table-cell table:style-name="ce9" office:value-type="string">
            <text:p>:m 読みたい本 / 『世界医薬産業の犯罪』 / 著者=ハンス・リューシュ　太田竜、訳</text:p>
          </table:table-cell>
          <table:table-cell table:style-name="ce8"/>
          <table:table-cell/>
          <table:table-cell table:formula="of:=IF([.E18]=&quot;&quot;;[.C18];CONCATENATE([.C18];&quot; / &quot;;[.E18]))" office:value-type="string" office:string-value=":m 読みたい本 / 『世界医薬産業の犯罪』 / 著者=ハンス・リューシュ　太田竜、訳">
            <text:p>:m 読みたい本 / 『世界医薬産業の犯罪』 / 著者=ハンス・リューシュ　太田竜、訳</text:p>
          </table:table-cell>
          <table:table-cell table:style-name="ce20" table:number-columns-repeated="2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8" office:value-type="string">
            <text:p>2019-02-16_16-26-16_000.jpg</text:p>
          </table:table-cell>
          <table:table-cell table:style-name="ce9" office:value-type="string">
            <text:p>:m 食べた物　間食 / カップヌードル</text:p>
          </table:table-cell>
          <table:table-cell table:style-name="ce8"/>
          <table:table-cell/>
          <table:table-cell table:formula="of:=IF([.E19]=&quot;&quot;;[.C19];CONCATENATE([.C19];&quot; / &quot;;[.E19]))" office:value-type="string" office:string-value=":m 食べた物　間食 / カップヌードル">
            <text:p>:m 食べた物　間食 / カップヌードル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19">
            <text:p>19</text:p>
          </table:table-cell>
          <table:table-cell table:style-name="ce8" office:value-type="string">
            <text:p>2019-02-16_16-38-53_000.jpg</text:p>
          </table:table-cell>
          <table:table-cell office:value-type="string">
            <text:p>-*</text:p>
          </table:table-cell>
          <table:table-cell table:style-name="ce8"/>
          <table:table-cell/>
          <table:table-cell table:formula="of:=IF([.E20]=&quot;&quot;;[.C20];CONCATENATE([.C20];&quot; / &quot;;[.E20]))" office:value-type="string" office:string-value="-*">
            <text:p>-*</text:p>
          </table:table-cell>
          <table:table-cell table:style-name="ce20" table:number-columns-repeated="2"/>
        </table:table-row>
        <table:table-row table:style-name="ro4">
          <table:table-cell table:style-name="ce3" office:value-type="float" office:value="20">
            <text:p>20</text:p>
          </table:table-cell>
          <table:table-cell table:style-name="ce8" office:value-type="string">
            <text:p>2019-02-16_16-44-01_000.jpg</text:p>
          </table:table-cell>
          <table:table-cell table:style-name="ce9" office:value-type="string">
            <text:p>:m 食べた物　間食 / 砂糖菓子</text:p>
          </table:table-cell>
          <table:table-cell table:style-name="ce8"/>
          <table:table-cell/>
          <table:table-cell table:formula="of:=IF([.E21]=&quot;&quot;;[.C21];CONCATENATE([.C21];&quot; / &quot;;[.E21]))" office:value-type="string" office:string-value=":m 食べた物　間食 / 砂糖菓子">
            <text:p>:m 食べた物　間食 / 砂糖菓子</text:p>
          </table:table-cell>
          <table:table-cell table:style-name="ce20" table:number-columns-repeated="2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8" office:value-type="string">
            <text:p>2019-02-16_18-44-24_000.jpg</text:p>
          </table:table-cell>
          <table:table-cell table:style-name="ce9" office:value-type="string">
            <text:p>:m 1-2*3 RES / 245 / 『相対性理論』　メラー　永田恒夫、伊藤大介、訳 / p.129</text:p>
          </table:table-cell>
          <table:table-cell table:style-name="ce8"/>
          <table:table-cell/>
          <table:table-cell table:formula="of:=IF([.E22]=&quot;&quot;;[.C22];CONCATENATE([.C22];&quot; / &quot;;[.E22]))" office:value-type="string" office:string-value=":m 1-2*3 RES / 245 / 『相対性理論』　メラー　永田恒夫、伊藤大介、訳 / p.129">
            <text:p>:m 1-2*3 RES / 245 / 『相対性理論』　メラー　永田恒夫、伊藤大介、訳 / p.129</text:p>
          </table:table-cell>
          <table:table-cell table:style-name="ce20" table:number-columns-repeated="2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8" office:value-type="string">
            <text:p>2019-02-16_18-44-44_000.jpg</text:p>
          </table:table-cell>
          <table:table-cell table:style-name="ce9" office:value-type="string">
            <text:p>:m 3*3 RES / 245 / 『相対性理論』　メラー　永田恒夫、伊藤大介、訳 / p.129</text:p>
          </table:table-cell>
          <table:table-cell table:style-name="ce8"/>
          <table:table-cell/>
          <table:table-cell table:formula="of:=IF([.E23]=&quot;&quot;;[.C23];CONCATENATE([.C23];&quot; / &quot;;[.E23]))" office:value-type="string" office:string-value=":m 3*3 RES / 245 / 『相対性理論』　メラー　永田恒夫、伊藤大介、訳 / p.129">
            <text:p>:m 3*3 RES / 245 / 『相対性理論』　メラー　永田恒夫、伊藤大介、訳 / p.129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23">
            <text:p>23</text:p>
          </table:table-cell>
          <table:table-cell table:style-name="ce8" office:value-type="string">
            <text:p>2019-02-16_20-01-22_000.jpg</text:p>
          </table:table-cell>
          <table:table-cell table:style-name="ce9" office:value-type="string">
            <text:p>:m 食べた物</text:p>
          </table:table-cell>
          <table:table-cell table:style-name="ce8"/>
          <table:table-cell/>
          <table:table-cell table:formula="of:=IF([.E24]=&quot;&quot;;[.C24];CONCATENATE([.C24];&quot; / &quot;;[.E24]))" office:value-type="string" office:string-value=":m 食べた物">
            <text:p>:m 食べた物</text:p>
          </table:table-cell>
          <table:table-cell table:style-name="ce20" table:number-columns-repeated="2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8" office:value-type="string">
            <text:p>2019-02-16_20-36-02_000.jpg</text:p>
          </table:table-cell>
          <table:table-cell table:style-name="ce9" office:value-type="string">
            <text:p>:m 食べた物　間食 / 砂糖菓子</text:p>
          </table:table-cell>
          <table:table-cell table:style-name="ce8"/>
          <table:table-cell/>
          <table:table-cell table:formula="of:=IF([.E25]=&quot;&quot;;[.C25];CONCATENATE([.C25];&quot; / &quot;;[.E25]))" office:value-type="string" office:string-value=":m 食べた物　間食 / 砂糖菓子">
            <text:p>:m 食べた物　間食 / 砂糖菓子</text:p>
          </table:table-cell>
          <table:table-cell table:style-name="ce20" table:number-columns-repeated="2"/>
        </table:table-row>
        <table:table-row table:style-name="ro6">
          <table:table-cell table:style-name="ce3" office:value-type="float" office:value="25">
            <text:p>25</text:p>
          </table:table-cell>
          <table:table-cell table:style-name="ce8" office:value-type="string">
            <text:p>2019-02-16_23-01-04_000.jpg</text:p>
          </table:table-cell>
          <table:table-cell table:style-name="ce9" office:value-type="string">
            <text:p>:m 記録 / 身体 / 鼻柱、根元 / ひび割れ</text:p>
          </table:table-cell>
          <table:table-cell table:style-name="ce8"/>
          <table:table-cell/>
          <table:table-cell table:formula="of:=IF([.E26]=&quot;&quot;;[.C26];CONCATENATE([.C26];&quot; / &quot;;[.E26]))" office:value-type="string" office:string-value=":m 記録 / 身体 / 鼻柱、根元 / ひび割れ">
            <text:p>:m 記録 / 身体 / 鼻柱、根元 / ひび割れ</text:p>
          </table:table-cell>
          <table:table-cell table:style-name="ce20" table:number-columns-repeated="2"/>
        </table:table-row>
        <table:table-row table:style-name="ro6">
          <table:table-cell table:style-name="ce3" office:value-type="float" office:value="26">
            <text:p>26</text:p>
          </table:table-cell>
          <table:table-cell table:style-name="ce8" office:value-type="string">
            <text:p>2019-02-16_23-01-40_000.jpg</text:p>
          </table:table-cell>
          <table:table-cell table:style-name="ce9" office:value-type="string">
            <text:p>:m 記録 / 身体 / 瞼、ひび割れ / 左目</text:p>
          </table:table-cell>
          <table:table-cell table:style-name="ce8"/>
          <table:table-cell/>
          <table:table-cell table:formula="of:=IF([.E27]=&quot;&quot;;[.C27];CONCATENATE([.C27];&quot; / &quot;;[.E27]))" office:value-type="string" office:string-value=":m 記録 / 身体 / 瞼、ひび割れ / 左目">
            <text:p>:m 記録 / 身体 / 瞼、ひび割れ / 左目</text:p>
          </table:table-cell>
          <table:table-cell table:style-name="ce20" table:number-columns-repeated="2"/>
        </table:table-row>
        <table:table-row table:style-name="ro4">
          <table:table-cell table:style-name="ce3" office:value-type="float" office:value="27">
            <text:p>27</text:p>
          </table:table-cell>
          <table:table-cell table:style-name="ce8" office:value-type="string">
            <text:p>2019-02-16_23-01-54_000.jpg</text:p>
          </table:table-cell>
          <table:table-cell table:style-name="ce9" office:value-type="string">
            <text:p>:m 記録 / 身体 / 口角 / ひび割れ</text:p>
          </table:table-cell>
          <table:table-cell table:style-name="ce8"/>
          <table:table-cell/>
          <table:table-cell table:formula="of:=IF([.E28]=&quot;&quot;;[.C28];CONCATENATE([.C28];&quot; / &quot;;[.E28]))" office:value-type="string" office:string-value=":m 記録 / 身体 / 口角 / ひび割れ">
            <text:p>:m 記録 / 身体 / 口角 / ひび割れ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28">
            <text:p>28</text:p>
          </table:table-cell>
          <table:table-cell table:style-name="ce8" office:value-type="string">
            <text:p>2019-02-17_00-05-28_000.jpg</text:p>
          </table:table-cell>
          <table:table-cell table:style-name="ce9" office:value-type="string">
            <text:p>:m 記録 / お酒</text:p>
          </table:table-cell>
          <table:table-cell table:style-name="ce8"/>
          <table:table-cell/>
          <table:table-cell table:formula="of:=IF([.E29]=&quot;&quot;;[.C29];CONCATENATE([.C29];&quot; / &quot;;[.E29]))" office:value-type="string" office:string-value=":m 記録 / お酒">
            <text:p>:m 記録 / お酒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29">
            <text:p>29</text:p>
          </table:table-cell>
          <table:table-cell table:style-name="ce8" office:value-type="string">
            <text:p>2019-02-17_00-06-01_000.jpg</text:p>
          </table:table-cell>
          <table:table-cell table:style-name="ce9" office:value-type="string">
            <text:p>:m 記録 / お酒</text:p>
          </table:table-cell>
          <table:table-cell table:style-name="ce8"/>
          <table:table-cell/>
          <table:table-cell table:formula="of:=IF([.E30]=&quot;&quot;;[.C30];CONCATENATE([.C30];&quot; / &quot;;[.E30]))" office:value-type="string" office:string-value=":m 記録 / お酒">
            <text:p>:m 記録 / お酒</text:p>
          </table:table-cell>
          <table:table-cell table:style-name="ce20" table:number-columns-repeated="2"/>
        </table:table-row>
        <table:table-row table:style-name="ro7">
          <table:table-cell table:style-name="ce3" office:value-type="float" office:value="30">
            <text:p>30</text:p>
          </table:table-cell>
          <table:table-cell table:style-name="ce8" office:value-type="string">
            <text:p>2019-02-17_00-34-45_000.jpg</text:p>
          </table:table-cell>
          <table:table-cell table:style-name="ce9" office:value-type="string">
            <text:p>:m other / log / 寝る前　ウェブ閲覧　記録　（for オナニー） / 未了 </text:p>
          </table:table-cell>
          <table:table-cell table:style-name="ce8"/>
          <table:table-cell/>
          <table:table-cell table:formula="of:=IF([.E31]=&quot;&quot;;[.C31];CONCATENATE([.C31];&quot; / &quot;;[.E31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20" table:number-columns-repeated="2"/>
        </table:table-row>
        <table:table-row table:style-name="ro5">
          <table:table-cell table:style-name="ce3" office:value-type="float" office:value="31">
            <text:p>31</text:p>
          </table:table-cell>
          <table:table-cell table:style-name="ce8" office:value-type="string">
            <text:p>2019-02-17_08-34-28_000.jpg</text:p>
          </table:table-cell>
          <table:table-cell office:value-type="string">
            <text:p>:m :PHOTO 起きた時刻 / </text:p>
          </table:table-cell>
          <table:table-cell table:style-name="ce8"/>
          <table:table-cell/>
          <table:table-cell table:formula="of:=IF([.E32]=&quot;&quot;;[.C32];CONCATENATE([.C32];&quot; / &quot;;[.E32]))" office:value-type="string" office:string-value=":m :PHOTO 起きた時刻 / ">
            <text:p>:m :PHOTO 起きた時刻 / </text:p>
          </table:table-cell>
          <table:table-cell table:style-name="ce20" table:number-columns-repeated="2"/>
        </table:table-row>
        <table:table-row table:style-name="ro6">
          <table:table-cell table:style-name="ce3" office:value-type="float" office:value="32">
            <text:p>32</text:p>
          </table:table-cell>
          <table:table-cell table:style-name="ce8" office:value-type="string">
            <text:p>2019-02-17_08-58-28_000.jpg</text:p>
          </table:table-cell>
          <table:table-cell table:style-name="ce9" office:value-type="string">
            <text:p>:diary / diary / 20190211 / (K*C*)</text:p>
          </table:table-cell>
          <table:table-cell table:style-name="ce8"/>
          <table:table-cell/>
          <table:table-cell table:formula="of:=IF([.E33]=&quot;&quot;;[.C33];CONCATENATE([.C33];&quot; / &quot;;[.E33]))" office:value-type="string" office:string-value=":diary / diary / 20190211 / (K*C*)">
            <text:p>:diary / diary / 20190211 / (K*C*)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 table:style-name="ce9"/>
          <table:table-cell table:style-name="ce8"/>
          <table:table-cell/>
          <table:table-cell table:formula="of:=IF([.E34]=&quot;&quot;;[.C34];CONCATENATE([.C34];&quot; / &quot;;[.E34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9"/>
          <table:table-cell table:style-name="ce9"/>
          <table:table-cell table:style-name="ce8"/>
          <table:table-cell/>
          <table:table-cell table:formula="of:=IF([.E35]=&quot;&quot;;[.C35];CONCATENATE([.C35];&quot; / &quot;;[.E35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9"/>
          <table:table-cell table:style-name="ce9"/>
          <table:table-cell table:style-name="ce8"/>
          <table:table-cell/>
          <table:table-cell table:formula="of:=IF([.E36]=&quot;&quot;;[.C36];CONCATENATE([.C36];&quot; / &quot;;[.E36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10"/>
          <table:table-cell/>
          <table:table-cell table:style-name="ce8"/>
          <table:table-cell/>
          <table:table-cell table:formula="of:=IF([.E37]=&quot;&quot;;[.C37];CONCATENATE([.C37];&quot; / &quot;;[.E37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38]=&quot;&quot;;[.C38];CONCATENATE([.C38];&quot; / &quot;;[.E38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39]=&quot;&quot;;[.C39];CONCATENATE([.C39];&quot; / &quot;;[.E39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40]=&quot;&quot;;[.C40];CONCATENATE([.C40];&quot; / &quot;;[.E40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41]=&quot;&quot;;[.C41];CONCATENATE([.C41];&quot; / &quot;;[.E41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42]=&quot;&quot;;[.C42];CONCATENATE([.C42];&quot; / &quot;;[.E42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43]=&quot;&quot;;[.C43];CONCATENATE([.C43];&quot; / &quot;;[.E43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44]=&quot;&quot;;[.C44];CONCATENATE([.C44];&quot; / &quot;;[.E44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45]=&quot;&quot;;[.C45];CONCATENATE([.C45];&quot; / &quot;;[.E45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46]=&quot;&quot;;[.C46];CONCATENATE([.C46];&quot; / &quot;;[.E46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47]=&quot;&quot;;[.C47];CONCATENATE([.C47];&quot; / &quot;;[.E47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48]=&quot;&quot;;[.C48];CONCATENATE([.C48];&quot; / &quot;;[.E48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49]=&quot;&quot;;[.C49];CONCATENATE([.C49];&quot; / &quot;;[.E49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50]=&quot;&quot;;[.C50];CONCATENATE([.C50];&quot; / &quot;;[.E50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51]=&quot;&quot;;[.C51];CONCATENATE([.C51];&quot; / &quot;;[.E51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52]=&quot;&quot;;[.C52];CONCATENATE([.C52];&quot; / &quot;;[.E52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53]=&quot;&quot;;[.C53];CONCATENATE([.C53];&quot; / &quot;;[.E53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54]=&quot;&quot;;[.C54];CONCATENATE([.C54];&quot; / &quot;;[.E54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55]=&quot;&quot;;[.C55];CONCATENATE([.C55];&quot; / &quot;;[.E55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56]=&quot;&quot;;[.C56];CONCATENATE([.C56];&quot; / &quot;;[.E56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57]=&quot;&quot;;[.C57];CONCATENATE([.C57];&quot; / &quot;;[.E57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58]=&quot;&quot;;[.C58];CONCATENATE([.C58];&quot; / &quot;;[.E58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59]=&quot;&quot;;[.C59];CONCATENATE([.C59];&quot; / &quot;;[.E59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60]=&quot;&quot;;[.C60];CONCATENATE([.C60];&quot; / &quot;;[.E60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61]=&quot;&quot;;[.C61];CONCATENATE([.C61];&quot; / &quot;;[.E61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62]=&quot;&quot;;[.C62];CONCATENATE([.C62];&quot; / &quot;;[.E62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63]=&quot;&quot;;[.C63];CONCATENATE([.C63];&quot; / &quot;;[.E63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64]=&quot;&quot;;[.C64];CONCATENATE([.C64];&quot; / &quot;;[.E64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65]=&quot;&quot;;[.C65];CONCATENATE([.C65];&quot; / &quot;;[.E65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66]=&quot;&quot;;[.C66];CONCATENATE([.C66];&quot; / &quot;;[.E66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67]=&quot;&quot;;[.C67];CONCATENATE([.C67];&quot; / &quot;;[.E67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68]=&quot;&quot;;[.C68];CONCATENATE([.C68];&quot; / &quot;;[.E68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style-name="ce3"/>
          <table:table-cell table:style-name="ce8"/>
          <table:table-cell/>
          <table:table-cell table:style-name="ce8"/>
          <table:table-cell/>
          <table:table-cell table:formula="of:=IF([.E69]=&quot;&quot;;[.C69];CONCATENATE([.C69];&quot; / &quot;;[.E69]))" office:value-type="float" office:value="0">
            <text:p>0</text:p>
          </table:table-cell>
          <table:table-cell table:style-name="ce20"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74]=&quot;&quot;;[.C74];CONCATENATE([.C74];&quot; / &quot;;[.E7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115]=&quot;&quot;;[.C115];CONCATENATE([.C115];&quot; / &quot;;[.E11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9"/>
          <table:table-cell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/>
          <table:table-cell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8"/>
          <table:table-cell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8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14" office:value-type="string">
            <text:p>*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8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14" office:value-type="float" office:value="34">
            <text:p>34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 table:number-columns-repeated="2"/>
          <table:table-cell table:style-name="Default" office:value-type="float" office:value="23">
            <text:p>23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8" table:number-rows-repeated="3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19" table:formula="of:=COUNTBLANK([.$C$2:.C23]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-*</text:p>
          </table:table-cell>
          <table:table-cell table:style-name="ce19" table:formula="of:=COUNTIF([.$C$2:.$C23];&quot;-\*&quot;)" office:value-type="float" office:value="1">
            <text:p>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"/>
          <table:table-cell table:style-name="ce12" office:value-type="string">
            <text:p>XXX</text:p>
          </table:table-cell>
          <table:table-cell table:style-name="ce19" table:formula="of:=SUM(sumOf_XXXs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total</text:p>
          </table:table-cell>
          <table:table-cell table:style-name="ce19" table:formula="of:=COUNTA([.$B$2:.$B23])" office:value-type="float" office:value="22">
            <text:p>22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4"/>
          <table:table-cell table:style-name="ce13"/>
          <table:table-cell table:style-name="ce4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"/>
          <table:table-cell table:style-name="ce12" office:value-type="string">
            <text:p>:m XXX</text:p>
          </table:table-cell>
          <table:table-cell table:style-name="ce19" table:formula="of:=COUNTIF([.$C$2:.$C23];XXX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:m music / log / kb / </text:p>
          </table:table-cell>
          <table:table-cell table:style-name="ce19" table:formula="of:=COUNTIF([.$C$2:.$C23];XXX_music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:m XXX</text:p>
          </table:table-cell>
          <table:table-cell table:style-name="ce19" table:formula="of:=COUNTIF([.$C$2:.$C23];[.B303]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"/>
          <table:table-cell table:style-name="ce11" office:value-type="string">
            <text:p>:m X-X</text:p>
          </table:table-cell>
          <table:table-cell table:style-name="ce19" table:formula="of:=COUNTIF([.$C$2:.$C23];[.B300]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19" table:formula="of:=COUNTIF([.$C$2:.$C23];[.B303]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4"/>
          <table:table-cell table:style-name="ce11" office:value-type="string">
            <text:p>:bookmemo / 読んだ本 / 『』 / 著者=XXX</text:p>
          </table:table-cell>
          <table:table-cell table:style-name="ce19" table:formula="of:=COUNTIF([.$C$2:.$C23];[.B743])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/>
          <table:table-cell table:style-name="ce14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食べた物　間食 / ヨーグルト / +=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食べた物　間食 / 味噌スープ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食べた物　間食 / カップヌードル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記録 / お酒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記録 / 身体 / 足の裏 / 水虫 / 右足 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記録 / 身体 / 瞼、ひび割れ / 左目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記録 / 身体 / 口角 / ひび割れ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7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5"/>
          <table:table-cell table:style-name="ce9" office:value-type="string">
            <text:p>:m other / log / 寝る前　ウェブ閲覧　記録　（for オナニー） / 未了 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:PHOTO 寝た時刻 / 20190213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 office:value-type="string">
            <text:p>*</text:p>
          </table:table-cell>
          <table:table-cell table:style-name="ce10" office:value-type="string">
            <text:p>:m :PHOTO 起きた時刻 / 20190214</text:p>
          </table:table-cell>
          <table:table-cell table:style-name="ce9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diary / 20181124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9" office:value-type="string">
            <text:p>:m 見た夢 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 table:style-name="ce5"/>
          <table:table-cell table:style-name="ce15"/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diary / notes / 20181130 / (K,C,R,P,)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diary / diary / 20181206 / (K,C,P,R,)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 office:value-type="string">
            <text:p>*</text:p>
          </table:table-cell>
          <table:table-cell table:style-name="ce16"/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art / dessin / D-17 8# / des.竹林、巻雲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tome / 大変なのは、「自己不信」 / (J*)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:m :th / 「次元」が違うんじゃない、「位相」が違う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:m :lets / action activity / やること / 数学研究、物理研究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8" table:number-rows-repeated="2">
          <table:table-cell table:style-name="ce5" table:number-columns-repeated="3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DELETE FROM ifm11 WHERE _id &gt;= 34774;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9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7">2019/02/17</text:date>, <text:time>09:49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2-17T09:49:56.07</dc:date>
    <dc:creator>iwabuchi ken</dc:creator>
    <meta:editing-duration>P7DT4H58M56S</meta:editing-duration>
    <meta:editing-cycles>2920</meta:editing-cycles>
    <meta:document-statistic meta:table-count="1" meta:cell-count="551" meta:object-count="0"/>
  </office:meta>
</office:document-meta>
</file>